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rutiger CE 45 Light" svg:font-family="'Frutiger CE 45 Light'" style:font-adornments="Bold" style:font-pitch="variable"/>
    <style:font-face style:name="Frutiger CE 45 Light1" svg:font-family="'Frutiger CE 45 Light'" style:font-adornments="Regular" style:font-pitch="variable"/>
    <style:font-face style:name="Frutiger CE 55 Roman" svg:font-family="'Frutiger CE 55 Roman'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font-size="11pt"/>
    </style:style>
    <style:style style:name="P2" style:family="paragraph" style:parent-style-name="Box_20_Bottom">
      <style:text-properties fo:font-style="italic" style:font-style-asian="italic" style:font-style-complex="italic"/>
    </style:style>
    <style:style style:name="P3" style:family="paragraph" style:parent-style-name="Input_20_Line" style:master-page-name="">
      <style:paragraph-properties style:page-number="auto" fo:keep-with-next="auto"/>
    </style:style>
    <style:style style:name="P4" style:family="paragraph" style:parent-style-name="Input_20_Line_20__28_no_20_borders_29_">
      <style:paragraph-properties fo:line-height="200%" fo:text-align="end" style:justify-single-word="false"/>
    </style:style>
    <style:style style:name="P5" style:family="paragraph" style:parent-style-name="Input_20_Line">
      <style:text-properties officeooo:paragraph-rsid="0014e025"/>
    </style:style>
    <style:style style:name="P6" style:family="paragraph" style:parent-style-name="Input_20_Line_20_Last_20_in_20_box">
      <style:text-properties officeooo:paragraph-rsid="0014e025"/>
    </style:style>
    <style:style style:name="P7" style:family="paragraph" style:parent-style-name="Frame_20_contents">
      <style:paragraph-properties fo:margin-top="0cm" fo:margin-bottom="0cm" style:contextual-spacing="false" fo:line-height="0.7cm"/>
    </style:style>
    <style:style style:name="P8" style:family="paragraph" style:parent-style-name="Standard">
      <style:text-properties officeooo:paragraph-rsid="00227939"/>
    </style:style>
    <style:style style:name="P9" style:family="paragraph" style:parent-style-name="Heading_20_1">
      <style:text-properties officeooo:paragraph-rsid="0014e025"/>
    </style:style>
    <style:style style:name="P10" style:family="paragraph" style:parent-style-name="Heading_20_1">
      <style:paragraph-properties fo:padding="0.049cm" fo:border-left="0.51pt solid #000000" fo:border-right="0.51pt solid #000000" fo:border-top="0.51pt solid #000000" fo:border-bottom="none" style:shadow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1pt"/>
    </style:style>
    <style:style style:name="T4" style:family="text">
      <style:text-properties fo:font-size="11pt" fo:font-style="italic" style:font-style-asian="italic" style:font-style-complex="italic"/>
    </style:style>
    <style:style style:name="T5" style:family="text">
      <style:text-properties fo:font-size="16pt" style:font-size-asian="14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officeooo:rsid="001aa925"/>
    </style:style>
    <style:style style:name="T9" style:family="text">
      <style:text-properties officeooo:rsid="002279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CLIENT_NAME]" text:name="client_name"/>
        <text:user-field-decl office:value-type="string" office:string-value="[FILE_NO]" text:name="file_no"/>
        <text:user-field-decl office:value-type="string" office:string-value="[REFERRAL_DATE]" text:name="referral_date"/>
        <text:user-field-decl office:value-type="string" office:string-value="[ASSESSMENT_DATE]" text:name="assessmentdate"/>
        <text:user-field-decl office:value-type="string" office:string-value="[ASSESSMENT_DATE]" text:name="assessment_date"/>
        <text:user-field-decl office:value-type="string" office:string-value="[CLIENT_ADDRESS]" text:name="client_address"/>
        <text:user-field-decl office:value-type="string" office:string-value="[ASSESSMENT_BY]" text:name="assessment_by"/>
        <text:user-field-decl office:value-type="string" office:string-value="[REFERRED_BY]" text:name="referred_by"/>
        <text:user-field-decl office:value-type="string" office:string-value="[REFERRAL_DATE_DD]" text:name="referral_date_dd"/>
        <text:user-field-decl office:value-type="string" office:string-value="[REFERRAL_DATE_MM]" text:name="referral_date_mm"/>
        <text:user-field-decl office:value-type="string" office:string-value="[REFERRAL_DATE_YY]" text:name="referral_date_yy"/>
        <text:user-field-decl office:value-type="string" office:string-value="[POSTCODE]" text:name="postcode"/>
        <text:user-field-decl office:value-type="string" office:string-value="[HOME_PHONE]" text:name="home_phone"/>
        <text:user-field-decl office:value-type="string" office:string-value="[MOBILE_PHONE]" text:name="mobile_phone"/>
        <text:user-field-decl office:value-type="string" office:string-value="[EMAIL]" text:name="email"/>
        <text:user-field-decl office:value-type="string" office:string-value="[CLIENT_DOB]" text:name="client_dob"/>
        <text:user-field-decl office:value-type="string" office:string-value="[ASSESSMENTBY]" text:name="assessmentby"/>
        <text:user-field-decl office:value-type="string" office:string-value="[ASSESSMENTBY_INITIALS]" text:name="assessmentby_initials"/>
      </text:user-field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user-field-get text:name="client_name">[CLIENT_NAME]</text:user-field-get></text:p>
      <text:p text:style-name="P8"><text:user-field-get text:name="client_address">[CLIENT_ADDRESS]</text:user-field-get></text:p>
      <text:p text:style-name="P8"><text:user-field-get text:name="postcode">[POSTCODE]</text:user-field-get></text:p>
      <text:p text:style-name="P8"/>
      <text:p text:style-name="P8"><text:span text:style-name="T9">Dear client,</text:span></text:p>
      <text:p text:style-name="P8"><text:span text:style-name="T9"/></text:p>
      <text:p text:style-name="P8"><text:span text:style-name="T9">You have been referred for counselling with our service. Opt-in, etc.</text:span></text:p>
      <text:p text:style-name="P8"><text:span text:style-name="T9"/></text:p>
      <text:p text:style-name="P8"><text:span text:style-name="T9"/></text:p>
      <text:p text:style-name="P8"><text:span text:style-name="T9">Yours sincerely</text:span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>PCCN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Frutiger CE 45 Light" svg:font-family="'Frutiger CE 45 Light'" style:font-adornments="Bold" style:font-pitch="variable"/>
    <style:font-face style:name="Frutiger CE 45 Light1" svg:font-family="'Frutiger CE 45 Light'" style:font-adornments="Regular" style:font-pitch="variable"/>
    <style:font-face style:name="Frutiger CE 55 Roman" svg:font-family="'Frutiger CE 55 Roman'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otted_20__28_var_29_" draw:display-name="Ultrafine Dotted (var)" draw:style="rect" draw:dots1="1" draw:distance="5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entury Gothi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padding="0.049cm" fo:border="0.51pt solid #000000" style:shadow="none"/>
      <style:text-properties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cm" style:contextual-spacing="false" fo:padding="0.049cm" fo:border="0.51pt solid #000000" style:shadow="none"/>
      <style:text-properties style:font-name="Frutiger CE 45 Light" fo:font-size="115%" fo:font-weight="bold" style:font-size-asian="115%" style:font-weight-asian="bold" style:font-size-complex="115%" style:font-weight-complex="bold"/>
    </style:style>
    <style:style style:name="Input_20_Line" style:display-name="Input Line" style:family="paragraph" style:parent-style-name="Text_20_body" style:class="text" style:master-page-name="">
      <style:paragraph-properties fo:margin-top="0cm" fo:margin-bottom="0cm" style:contextual-spacing="false" fo:line-height="0.7cm" fo:keep-together="always" style:page-number="auto" fo:padding="0.049cm" fo:border="0.51pt solid #000000" style:shadow="none" fo:keep-with-next="always"/>
      <style:text-properties style:font-name="Frutiger CE 45 Light1" fo:font-size="11pt" fo:font-weight="250"/>
    </style:style>
    <style:style style:name="Box_20_Bottom" style:display-name="Box Bottom" style:family="paragraph" style:parent-style-name="Text_20_body" style:class="text" style:master-page-name="">
      <style:paragraph-properties fo:margin-top="0cm" fo:margin-bottom="0cm" style:contextual-spacing="false" fo:line-height="0.049cm" style:page-number="auto" fo:padding="0cm" fo:border="none" style:join-border="false"/>
    </style:style>
    <style:style style:name="Title" style:family="paragraph" style:parent-style-name="Heading" style:next-style-name="Subtitle" style:class="chapter">
      <style:paragraph-properties fo:margin-top="0cm" fo:margin-bottom="0.21cm" style:contextual-spacing="false" fo:text-align="center" style:justify-single-word="false"/>
      <style:text-properties style:font-name="Frutiger CE 55 Roman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19cm" fo:margin-bottom="0.21cm" style:contextual-spacing="false" fo:text-align="center" style:justify-single-word="false"/>
      <style:text-properties style:font-name="Frutiger CE 45 Light1" fo:font-size="14pt" fo:font-style="normal" fo:font-weight="250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utiger CE 45 Light1" fo:font-size="11pt" fo:font-weight="250"/>
    </style:style>
    <style:style style:name="Input_20_Line_20_Last_20_in_20_box" style:display-name="Input Line Last in box" style:family="paragraph" style:parent-style-name="Input_20_Line" style:class="text" style:master-page-name="">
      <style:paragraph-properties style:page-number="auto" fo:padding="0.049cm" fo:border="0.51pt solid #000000" style:shadow="none" fo:keep-with-next="auto" style:join-border="false"/>
    </style:style>
    <style:style style:name="Text_20_Body_20_-_20_last_20_in_20_box" style:display-name="Text Body - last in box" style:family="paragraph" style:parent-style-name="Text_20_body" style:class="text"/>
    <style:style style:name="Field_20_Descriptor_20_Text" style:display-name="Field Descriptor Text" style:family="paragraph" style:parent-style-name="Text_20_body" style:class="text" style:master-page-name="">
      <style:paragraph-properties fo:margin-top="0.101cm" fo:margin-bottom="0.101cm" style:contextual-spacing="false" style:page-number="auto" fo:keep-with-next="always"/>
      <style:text-properties style:font-name="Frutiger CE 45 Light1" fo:font-weight="250"/>
    </style:style>
    <style:style style:name="Input_20_Line_20__28_no_20_borders_29_" style:display-name="Input Line (no borders)" style:family="paragraph" style:parent-style-name="Input_20_Line" style:class="text">
      <style:paragraph-properties fo:padding="0cm" fo:border="none"/>
    </style:style>
    <style:style style:name="Frame_20_contents" style:display-name="Frame contents" style:family="paragraph" style:parent-style-name="Text_20_body" style:class="extra">
      <style:paragraph-properties fo:padding="0cm" fo:border="none" style:shadow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[CLIENT_NAME]" text:name="client_name"/>
          <text:user-field-decl office:value-type="string" office:string-value="[FILE_NO]" text:name="file_no"/>
        </text:user-field-decls>
        <text:p text:style-name="Footer"><text:user-field-get text:name="client_name">[CLIENT_NAME]</text:user-field-get><text:tab/><text:tab/><text:user-field-get text:name="file_no">[FILE_NO]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Allsopp</meta:initial-creator>
    <meta:creation-date>2010-10-18T09:46:48.40</meta:creation-date>
    <meta:printed-by>Stephen </meta:printed-by>
    <meta:print-date>2012-05-28T18:07:35</meta:print-date>
    <dc:date>2013-07-16T21:12:34</dc:date>
    <dc:creator>Stephen </dc:creator>
    <meta:editing-duration>P3DT15H39M30S</meta:editing-duration>
    <meta:editing-cycles>21</meta:editing-cycles>
    <meta:generator>LibreOffice/4.0.2.2$Linux_X86_64 LibreOffice_project/400m0$Build-2</meta:generator>
    <meta:document-statistic meta:table-count="0" meta:image-count="0" meta:object-count="0" meta:page-count="1" meta:paragraph-count="8" meta:word-count="21" meta:character-count="164" meta:non-whitespace-character-count="149"/>
  </office:meta>
</office:document-meta>
</file>